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25800000258CF76EDD0.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er">
      <style:text-properties officeooo:rsid="0007e59e" officeooo:paragraph-rsid="0007e59e"/>
    </style:style>
    <style:style style:name="P4" style:family="paragraph" style:parent-style-name="Standard">
      <style:paragraph-properties fo:text-align="start" style:justify-single-word="false"/>
      <style:text-properties officeooo:rsid="00075b6d" officeooo:paragraph-rsid="00075b6d"/>
    </style:style>
    <style:style style:name="P5" style:family="paragraph" style:parent-style-name="Standard">
      <style:paragraph-properties fo:text-align="start" style:justify-single-word="false"/>
      <style:text-properties officeooo:rsid="00075b6d" officeooo:paragraph-rsid="0007cf0d"/>
    </style:style>
    <style:style style:name="P6" style:family="paragraph" style:parent-style-name="Standard">
      <style:paragraph-properties fo:text-align="start" style:justify-single-word="false"/>
      <style:text-properties officeooo:rsid="0007cf0d" officeooo:paragraph-rsid="0007cf0d"/>
    </style:style>
    <style:style style:name="P7" style:family="paragraph" style:parent-style-name="Standard">
      <style:paragraph-properties fo:text-align="start" style:justify-single-word="false"/>
      <style:text-properties officeooo:paragraph-rsid="00075b6d"/>
    </style:style>
    <style:style style:name="P8" style:family="paragraph" style:parent-style-name="Standard">
      <style:paragraph-properties fo:text-align="start" style:justify-single-word="false"/>
      <style:text-properties officeooo:paragraph-rsid="0007cf0d"/>
    </style:style>
    <style:style style:name="T1" style:family="text">
      <style:text-properties officeooo:rsid="00075b6d"/>
    </style:style>
    <style:style style:name="T2" style:family="text">
      <style:text-properties officeooo:rsid="0007cf0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style-number>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RABAJO EN RELACIÓN DE DEPENDENCIA<text:line-break/><text:line-break/><text:span text:style-name="T1">1)</text:span>DEFINIR CONTRATO DE TRABAJO SEGÚN ART 21, LEY 20.744. </text:p>
      <text:p text:style-name="P7"/>
      <text:p text:style-name="P7"><text:span text:style-name="T1">2)</text:span>DEFINIR TRABAJADOR Y EMPRESARIO ¿<text:span text:style-name="T1">C</text:span>UALES SO<text:span text:style-name="T1">N</text:span> SUS FACULTADES?<text:line-break/><text:line-break/><text:span text:style-name="T1">3)</text:span>¿QUÉ ES LA "PRESUNCIÓN DE LA EXISTENCIA TEL CONTRATO DE TRABAJO?<text:line-break/><text:line-break/><text:span text:style-name="T1">4) </text:span>QUE ES EL TRABAJO AUTÓNOMO?<text:line-break/><text:line-break/><text:span text:style-name="T1">5) </text:span>CUÁL ES LA DIFERENCIA ENTRE TRABAJO AUTÓNOMO Y EN RELACIÓN DE <text:span text:style-name="T1">DEPE</text:span>NDENCIA?<text:line-break/><text:line-break/><text:span text:style-name="T1">6) </text:span>PORQUÉ ES IMPORTANTE CONOCER LA DIFERENCIA ENTRE <text:span text:style-name="T1">RELACIÓN</text:span> DE DEPENDENCIA Y <text:span text:style-name="T1">AUTÓNOMO</text:span>?</text:p>
      <text:p text:style-name="P7"/>
      <text:p text:style-name="P4">Respuestas:</text:p>
      <text:p text:style-name="P4"/>
      <text:p text:style-name="P4">1) Según el artículo 21 de la Ley 20.744, el contrato de trabajo se define como el acuerdo entre un empleador y un empleado, mediante el cual el trabajador se compromete a prestar servicios personales al empleador a cambio de una remuneración.</text:p>
      <text:p text:style-name="P4"/>
      <text:p text:style-name="P5">2)</text:p>
      <text:p text:style-name="P5"/>
      <text:p text:style-name="P5">Trabajador:</text:p>
      <text:p text:style-name="P4">Un trabajador es una persona que realiza un trabajo a cambio de una retribución económica.</text:p>
      <text:p text:style-name="P4">Sus funciones pueden variar según el empleo, pero en general, desempeña tareas específicas dentro de una empresa o entidad. El contrato de trabajo establece los términos esenciales de su relación laboral, como la duración, las tareas, el lugar, los horarios y la remuneración</text:p>
      <text:p text:style-name="P4"/>
      <text:p text:style-name="P4">Empresario:</text:p>
      <text:p text:style-name="P4">Un empresario es alguien que crea y dirige un negocio o empresa.</text:p>
      <text:p text:style-name="P4">Asume riesgos financieros al invertir capital y es responsable de la gestión y toma de decisiones. Disfruta de los beneficios y las recompensas económicas generadas por el negocio. No necesariamente trabaja directamente en la operación diaria del negocio, pero es quien lo organiza y lo hace funcionar. Su papel es crucial para el desarrollo económico y la creación de empleo.</text:p>
      <text:p text:style-name="P4"/>
      <text:p text:style-name="P8"><text:span text:style-name="T2">3) </text:span>Presunción de la existencia del contrato de trabajo. El hecho de la prestación de servicios hace presumir la existencia de un contrato de trabajo, salvo que, por las circunstancias, las relaciones o causas que lo motiven se demostrase lo contrario.</text:p>
      <text:p text:style-name="P8"/>
      <text:p text:style-name="P6">4) Un trabajador autónomo, trabajador por cuenta propia​​ o simplemente independiente (en inglés, freelance), contratista independiente, es un trabajador que se desempeña de forma independiente, es decir, sin depender de otra organización, ofreciendo su fuerza laboral a clientes con libertad de condiciones.</text:p>
      <text:p text:style-name="P6"/>
      <text:p text:style-name="P6">5) En el trabajo asalariado, al empleador le corresponde abonar el salario como retribución del trabajo realizado por el trabajador. El trabajo en relación de dependencia se diferencia del trabajo <text:soft-page-break/>autónomo o por cuenta propia, en el que el trabajador no depende ni está subordinado a ninguna otra persona y se apropia del producto de su trabajo.</text:p>
      <text:p text:style-name="P6"/>
      <text:p text:style-name="P6">6)-</text:p>
      <text:p text:style-name="P6">Es crucial comprender la diferencia entre relación de dependencia y trabajo autónomo debido a los vacíos legales, impositivas y laborales que conllevan cada uno para conocer estas diferencias es crucial para tomar decisiones informadas sobre la forma en que deseamos trabajar y para cumplir con las obligaciones legales y fiscales correspondient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7e59e" officeooo:paragraph-rsid="0007e59e"/>
    </style:style>
    <style:style style:name="MP2" style:family="paragraph" style:parent-style-name="Footer">
      <style:paragraph-properties fo:text-align="end" style:justify-single-word="false"/>
    </style:style>
    <style:style style:name="MP3" style:family="paragraph" style:parent-style-name="Footer">
      <style:paragraph-properties fo:text-align="start"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draw:frame draw:style-name="Mfr1" draw:name="Imagen1 Copia 1" text:anchor-type="char" svg:x="16.358cm" svg:y="-2cm" svg:width="2.641cm" svg:height="2.835cm" draw:z-index="0"><draw:image xlink:href="Pictures/100000010000025800000258CF76EDD0.png" xlink:type="simple" xlink:show="embed" xlink:actuate="onLoad" draw:mime-type="image/png"/></draw:frame>MARCELO LOBO 7MO 3ERA</text:p>
      </style:header>
      <style:footer>
        <text:p text:style-name="MP2"><text:bookmark-start text:name="PageNumWizard_FOOTER_Estilo de página predeterminado1"/><text:page-number text:select-page="current">1</text:page-number><text:bookmark-end text:name="PageNumWizard_FOOTER_Estilo de página predeterminado1"/></text:p>
      </style:footer>
      <style:footer-left>
        <text:p text:style-name="MP3"><text:bookmark-start text:name="PageNumWizard_FOOTER_Estilo de página predeterminado2"/><text:page-number text:select-page="current">2</text:page-number><text:bookmark-end text:name="PageNumWizard_FOOTER_Estilo de página predeterminado2"/></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7:44:58.401000000</meta:creation-date>
    <dc:date>2024-04-25T18:06:47.075000000</dc:date>
    <meta:editing-duration>PT11M19S</meta:editing-duration>
    <meta:editing-cycles>2</meta:editing-cycles>
    <meta:generator>LibreOffice/24.2.0.3$Windows_X86_64 LibreOffice_project/da48488a73ddd66ea24cf16bbc4f7b9c08e9bea1</meta:generator>
    <meta:document-statistic meta:table-count="0" meta:image-count="2" meta:object-count="0" meta:page-count="2" meta:paragraph-count="20" meta:word-count="409" meta:character-count="2805" meta:non-whitespace-character-count="2155"/>
  </office:meta>
</office:document-meta>
</file>